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6" style:parent-style-name="Standardnípísmoodstavce" style:family="text">
      <style:text-properties fo:font-weight="bold" style:font-weight-asian="bold"/>
    </style:style>
    <style:style style:name="P17" style:parent-style-name="Číslovanýseznam" style:family="paragraph">
      <style:paragraph-properties fo:margin-left="0.1972in" fo:text-indent="-0.1972in">
        <style:tab-stops/>
      </style:paragraph-properties>
    </style:style>
    <style:style style:name="T18" style:parent-style-name="Standardnípísmoodstavce" style:family="text">
      <style:text-properties fo:font-weight="bold" style:font-weight-asian="bold"/>
    </style:style>
    <style:style style:name="P19" style:parent-style-name="Číslovanýseznam" style:family="paragraph">
      <style:paragraph-properties fo:margin-left="0.1972in" fo:text-indent="-0.1972in">
        <style:tab-stops/>
      </style:paragraph-properties>
    </style:style>
    <style:style style:name="T20" style:parent-style-name="Standardnípísmoodstavce" style:family="text">
      <style:text-properties fo:font-weight="bold" style:font-weight-asian="bold"/>
    </style:style>
    <style:style style:name="T21" style:parent-style-name="Standardnípísmoodstavce" style:family="text">
      <style:text-properties fo:font-weight="bold" style:font-weight-asian="bold"/>
    </style:style>
    <style:style style:name="P22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3" style:parent-style-name="Číslovanýseznam" style:family="paragraph">
      <style:paragraph-properties fo:margin-left="0.1972in" fo:text-indent="-0.1972in">
        <style:tab-stops/>
      </style:paragraph-properties>
    </style:style>
    <style:style style:name="T24" style:parent-style-name="Standardnípísmoodstavce" style:family="text">
      <style:text-properties fo:font-weight="bold" style:font-weight-asian="bold"/>
    </style:style>
    <style:style style:name="P25" style:parent-style-name="Číslovanýseznam" style:family="paragraph">
      <style:paragraph-properties fo:margin-left="0.1972in" fo:text-indent="-0.1972in">
        <style:tab-stops/>
      </style:paragraph-properties>
    </style:style>
    <style:style style:name="T26" style:parent-style-name="Standardnípísmoodstavce" style:family="text">
      <style:text-properties fo:font-weight="bold" style:font-weight-asian="bold"/>
    </style:style>
    <style:style style:name="P27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8" style:parent-style-name="Standardnípísmoodstavce" style:family="text">
      <style:text-properties fo:font-weight="bold" style:font-weight-asian="bold"/>
    </style:style>
    <style:style style:name="P29" style:parent-style-name="Základnítext" style:family="paragraph">
      <style:text-properties fo:font-weight="bold" style:font-weight-asian="bold"/>
    </style:style>
    <style:style style:name="P30" style:parent-style-name="Základnítext" style:family="paragraph">
      <style:text-properties fo:font-weight="bold" style:font-weight-asian="bold"/>
    </style:style>
    <style:style style:name="P31" style:parent-style-name="Základnítext" style:family="paragraph">
      <style:text-properties fo:font-weight="bold" style:font-weight-asian="bold"/>
    </style:style>
    <style:style style:name="P32" style:parent-style-name="podpis" style:family="paragraph">
      <style:paragraph-properties fo:margin-top="0.3333in"/>
    </style:style>
    <style:style style:name="P33" style:parent-style-name="Příloha" style:family="paragraph">
      <style:paragraph-properties fo:text-align="justify"/>
    </style:style>
    <style:style style:name="P34" style:parent-style-name="Příloha" style:family="paragraph">
      <style:paragraph-properties fo:text-align="justify"/>
    </style:style>
    <style:style style:name="P35" style:parent-style-name="Příloha" style:family="paragraph">
      <style:paragraph-properties fo:text-align="justify"/>
    </style:style>
    <style:style style:name="P36" style:parent-style-name="Příloha" style:family="paragraph">
      <style:paragraph-properties fo:text-align="justify"/>
    </style:style>
    <style:style style:name="P37" style:parent-style-name="Odstavecseseznamem" style:family="paragraph">
      <style:paragraph-properties fo:text-align="justify" fo:margin-left="0in">
        <style:tab-stops/>
      </style:paragraph-properties>
    </style:style>
    <style:style style:name="P38" style:parent-style-name="Odstavecseseznamem" style:family="paragraph">
      <style:paragraph-properties fo:text-align="justify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80/2022<text:bookmark-end text:name="Text14"/></text:p>
            <text:p text:style-name="Normální">KVOP-53619/2022<text:bookmark-end text:name="Text2"/></text:p>
            <text:p text:style-name="Normální"><text:bookmark-start text:name="Text6"/>12. 10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M.</text:p>
            <text:p text:style-name="Normální"/>
            <text:p text:style-name="Normální"/>
            <text:p text:style-name="Normální"/>
            <text:p text:style-name="Normální"><text:span text:style-name="T16">ID DS:</text:span>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 žádosti<text:s/>o informace a o vydání rozhodnutí o částečném odmítnutí žádosti podle zákona č. 106/1999 Sb., o svobodném přístupu k informacím</text:h>
      <text:p text:style-name="Základnítext"/>
      <text:p text:style-name="Základnítext">Vážený pane M.,</text:p>
      <text:p text:style-name="Základnítext">dne 5. října 2022 byla do Kanceláře veřejného ochránce práv doručena Vaše žádost podle zákona č. 106/1999<text:s/>Sb., o svobodném přístupu k informacím, ve znění pozdějších předpisů, kterou žádáte:</text:p>
      <text:list text:style-name="LFO3_1" text:continue-numbering="true">
        <text:list-item>
          <text:p text:style-name="P17"><text:span text:style-name="T18">jakoukoliv písemnost, kterou zaslala Evropské komise</text:span><text:s/>(EK) veřejnému ochránci práv (či jeho Kanceláři) od 1. března 2022 do data vyřízení této žádosti o informace, v níž EK<text:s/>řeší jeho roli orgánu pro rovné zacházení (national equality body) a veřejné výroky na adresu menšin,</text:p>
        </text:list-item>
        <text:list-item>
          <text:p text:style-name="P19"><text:span text:style-name="T20">odpověď Stanislava Křečka</text:span><text:s/>na dopis EK uvedený pod bodem č. 1, případně<text:s/><text:span text:style-name="T21">jakékoliv další dopisy v držení povinného subjektu</text:span>, které s touto problematikou souvisí a byly adresovány jinými českým orgánům (např. předsedkyni Poslanecké sněmovny, předsedovi Senátu, předsedovi vlády či zmocněnkyni vlády pro lidská práva).</text:p>
        </text:list-item>
      </text:list>
      <text:p text:style-name="P22">Dále žádáte o informaci, zda:</text:p>
      <text:list text:style-name="LFO3_1" text:continue-numbering="true">
        <text:list-item>
          <text:p text:style-name="P23">Stanislav Křeček zastává ke dni vyřízení žádosti<text:s/><text:span text:style-name="T24">stanovisko</text:span>, že<text:s/>se Evropská komise jeho výroky na adresu menšin (zejména Romů a Romek) skutečně nikdy nezabývala</text:p>
        </text:list-item>
        <text:list-item>
          <text:p text:style-name="P25">Stanislav Křeček zastává ke dni vyřízení žádosti<text:s/><text:span text:style-name="T26">stanovisko</text:span>, že Evropská komise není oprávněna zkoumat, jak Česká republika implementovala čl. 13 Směrnice 2000/43/ES, tudíž zjišťovat, zda český orgán pro rovné zacházení plní účinně funkce předvídané zmíněnou směrnicí (včetně poskytování nezávislé pomoci obětem diskriminaci z důvodu rasy a etnického původu).</text:p>
        </text:list-item>
      </text:list>
      <text:p text:style-name="P27">Dále uvádíte, že pokud povinný subjekt vyhodnotí, že některá z mnou požadovaných informací nespadá pod režim zákona č. 106/1999 Sb., o svobodném přístupu k informacím,<text:s/><text:span text:style-name="T28">žádám o písemnou odpověď na mé otázky přímo veřejného ochránce práv Stanislava Křečka</text:span><text:s/>podle zákona č. 349/1999 Sb., o veřejném ochránci práv.</text:p>
      <text:p text:style-name="Základnítext"/>
      <text:p text:style-name="Základnítext"/>
      <text:soft-page-break/>
      <text:p text:style-name="Základnítext">Ve smyslu zákona o svobodném přístupu k informacím,<text:s/><text:span text:style-name="Silné">se poskytují níže uvedené informace</text:span>:</text:p>
      <text:p text:style-name="P29">K bodu č. 1</text:p>
      <text:p text:style-name="Základnítext">V příloze přikládám dopis od Evropské komise, Generálního ředitelství pro spravedlnost a spotřebitele ze dne 17. května 2022, č. j. (2022)3729076.</text:p>
      <text:p text:style-name="P30">K bodu<text:s/>č. 2</text:p>
      <text:p text:style-name="Základnítext">Stanislav Křeček na dopis uvedený v bodě 1 písemně neodpovídal.<text:s/></text:p>
      <text:p text:style-name="Základnítext">Nad rámec odpovědi uvádím, že předmětná problematika byla projednána na osobním jednání Stanislava Křečka s delegací Evropské komise, která se uskutečnila dne 16. června 2022 v Kanceláři<text:s/>veřejného ochránce práv.</text:p>
      <text:p text:style-name="Základnítext">Žádné jiné písemnosti související s touto problematikou adresované jiným českým orgánům neevidujeme.</text:p>
      <text:p text:style-name="P31">K bodům č. 3 a 4</text:p>
      <text:p text:style-name="Základnítext">Tuto informaci Vám nemůžeme podat. Vysvětlení najdete v přiloženém rozhodnutí o částečném odmítnutí žádosti.</text:p>
      <text:p text:style-name="Základnítext"/>
      <text:p text:style-name="P32">JUDr. Pavel Pořízek, Ph.D., v. r.</text:p>
      <text:p text:style-name="podpis">vedoucí Kanceláře veřejného ochránce práv</text:p>
      <text:p text:style-name="podpis">(podepsáno elektronicky)</text:p>
      <text:p text:style-name="P33"/>
      <text:p text:style-name="P34"/>
      <text:p text:style-name="P35"/>
      <text:p text:style-name="P36">Přílohy</text:p>
      <text:p text:style-name="P37">Dopis od Evropské komise, Generálního ředitelství pro spravedlnost a spotřebitele ze dne 17. května 2022, č. j. (2022)3729076</text:p>
      <text:p text:style-name="P38">Rozhodnutí<text:s/>o částečném odmítnutí žádosti</text:p>
      <text:p text:style-name="Základnítext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>
        <style:tab-stops>
          <style:tab-stop style:type="left" style:position="3.2034in"/>
        </style:tab-stops>
      </style:paragraph-properties>
      <style:text-properties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ZFPQ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09T10:34:00Z</meta:creation-date>
    <dc:date>2022-11-09T10:39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5" meta:word-count="432" meta:character-count="2979" meta:row-count="21" meta:non-whitespace-character-count="2552"/>
  </office:meta>
</office:document-meta>
</file>